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Sales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ebruar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April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June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July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August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September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Octob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November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December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January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February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March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April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June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July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string" calcext:value-type="string">
            <text:p>August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string" calcext:value-type="string">
            <text:p>September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string" calcext:value-type="string">
            <text:p>October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November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December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6T13:55:58.543321737</meta:creation-date>
    <dc:date>2022-09-26T13:59:20.191433477</dc:date>
    <meta:editing-duration>PT3M23S</meta:editing-duration>
    <meta:editing-cycles>1</meta:editing-cycles>
    <meta:document-statistic meta:table-count="1" meta:cell-count="78" meta:object-count="0"/>
    <meta:generator>LibreOffice/7.3.5.2$Linux_X86_64 LibreOffice_project/184fe81b8c8c30d8b5082578aee2fed2ea847c01</meta:generator>
  </office:meta>
</office:document-meta>
</file>